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500000400DEEBF35DAB5640BA.png" manifest:media-type="image/png"/>
  <manifest:file-entry manifest:full-path="Pictures/100002010000038400000192B4637C0492559C79.png" manifest:media-type="image/png"/>
  <manifest:file-entry manifest:full-path="Pictures/10000201000001C20000014386B4C52B73D72373.png" manifest:media-type="image/png"/>
  <manifest:file-entry manifest:full-path="Pictures/10000201000001BC000000FD44FA87923B72E688.png" manifest:media-type="image/png"/>
  <manifest:file-entry manifest:full-path="Pictures/100002010000028A00000190BDFC74D2E79B2FD9.png" manifest:media-type="image/png"/>
  <manifest:file-entry manifest:full-path="Pictures/10000201000000FA000000D8DBB3AB4E7D23F7EB.png" manifest:media-type="image/png"/>
  <manifest:file-entry manifest:full-path="Pictures/1000020100000280000001005E83BD2712811B59.png" manifest:media-type="image/png"/>
  <manifest:file-entry manifest:full-path="Pictures/1000020100000190000000826DA87F6379288DB3.png" manifest:media-type="image/png"/>
  <manifest:file-entry manifest:full-path="Pictures/1000020100000190000000A68B313063B49B9289.png" manifest:media-type="image/png"/>
  <manifest:file-entry manifest:full-path="Pictures/100002010000040000000144E75BE04F23B10F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03cm" svg:height="3.447cm" svg:x="0.239cm" svg:y="3.992cm">
          <draw:image xlink:href="Pictures/100002010000028A00000190BDFC74D2E79B2FD9.png" xlink:type="simple" xlink:show="embed" xlink:actuate="onLoad">
            <text:p/>
          </draw:image>
        </draw:frame>
        <draw:frame draw:style-name="gr1" draw:text-style-name="P1" draw:layer="layout" svg:width="7.942cm" svg:height="2.581cm" svg:x="7.298cm" svg:y="4.235cm">
          <draw:image xlink:href="Pictures/1000020100000190000000826DA87F6379288DB3.png" xlink:type="simple" xlink:show="embed" xlink:actuate="onLoad">
            <text:p/>
          </draw:image>
        </draw:frame>
        <draw:frame draw:style-name="gr1" draw:text-style-name="P1" draw:layer="layout" svg:width="7.883cm" svg:height="3.27cm" svg:x="0.254cm" svg:y="0.457cm">
          <draw:image xlink:href="Pictures/1000020100000190000000A68B313063B49B9289.png" xlink:type="simple" xlink:show="embed" xlink:actuate="onLoad">
            <text:p/>
          </draw:image>
        </draw:frame>
        <draw:frame draw:style-name="gr1" draw:text-style-name="P1" draw:layer="layout" svg:width="8.382cm" svg:height="2.652cm" svg:x="8.636cm" svg:y="0.933cm">
          <draw:image xlink:href="Pictures/100002010000040000000144E75BE04F23B10FB4.png" xlink:type="simple" xlink:show="embed" xlink:actuate="onLoad">
            <text:p/>
          </draw:image>
        </draw:frame>
        <draw:frame draw:style-name="gr1" draw:text-style-name="P1" draw:layer="layout" svg:width="4.735cm" svg:height="3.399cm" svg:x="0.254cm" svg:y="7.186cm">
          <draw:image xlink:href="Pictures/10000201000001C20000014386B4C52B73D72373.png" xlink:type="simple" xlink:show="embed" xlink:actuate="onLoad">
            <text:p/>
          </draw:image>
        </draw:frame>
        <draw:frame draw:style-name="gr1" draw:text-style-name="P1" draw:layer="layout" svg:width="8.531cm" svg:height="3.81cm" svg:x="4.677cm" svg:y="11.855cm">
          <draw:image xlink:href="Pictures/100002010000038400000192B4637C0492559C79.png" xlink:type="simple" xlink:show="embed" xlink:actuate="onLoad">
            <text:p/>
          </draw:image>
        </draw:frame>
        <draw:frame draw:style-name="gr1" draw:text-style-name="P1" draw:layer="layout" svg:width="3.04cm" svg:height="5.671cm" svg:x="1.024cm" svg:y="11.093cm">
          <draw:image xlink:href="Pictures/100002010000022500000400DEEBF35DAB5640BA.png" xlink:type="simple" xlink:show="embed" xlink:actuate="onLoad">
            <text:p/>
          </draw:image>
        </draw:frame>
        <draw:frame draw:style-name="gr1" draw:text-style-name="P1" draw:layer="layout" svg:width="7.874cm" svg:height="3.149cm" svg:x="5.334cm" svg:y="8.027cm">
          <draw:image xlink:href="Pictures/1000020100000280000001005E83BD2712811B59.png" xlink:type="simple" xlink:show="embed" xlink:actuate="onLoad">
            <text:p/>
          </draw:image>
        </draw:frame>
        <draw:frame draw:style-name="gr1" draw:text-style-name="P1" draw:layer="layout" svg:width="4.103cm" svg:height="3.545cm" svg:x="13.169cm" svg:y="12.617cm">
          <draw:image xlink:href="Pictures/10000201000000FA000000D8DBB3AB4E7D23F7EB.png" xlink:type="simple" xlink:show="embed" xlink:actuate="onLoad">
            <text:p/>
          </draw:image>
        </draw:frame>
        <draw:frame draw:style-name="gr1" draw:text-style-name="P1" draw:layer="layout" svg:width="6.434cm" svg:height="3.666cm" svg:x="12.616cm" svg:y="7.002cm">
          <draw:image xlink:href="Pictures/10000201000001BC000000FD44FA87923B72E6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2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6.002cm" svg:height="2.969cm" svg:x="0.889cm" svg:y="0.708cm" presentation:class="title" presentation:placeholder="true">
        <draw:text-box/>
      </draw:frame>
      <draw:frame presentation:style-name="Default-outline1" draw:layer="backgroundobjects" svg:width="16.002cm" svg:height="10.312cm" svg:x="0.889cm" svg:y="4.16cm" presentation:class="outline" presentation:placeholder="true">
        <draw:text-box/>
      </draw:frame>
      <draw:frame presentation:style-name="Mpr1" draw:text-style-name="MP2" draw:layer="backgroundobjects" svg:width="4.143cm" svg:height="1.226cm" svg:x="0.889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636cm" svg:height="1.226cm" svg:x="6.08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43cm" svg:height="1.226cm" svg:x="12.747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17T14:59:00.352415602</dc:date>
    <meta:editing-duration>PT2H29M15S</meta:editing-duration>
    <meta:editing-cycles>183</meta:editing-cycles>
    <meta:generator>LibreOffice/5.1.4.2$Linux_X86_64 LibreOffice_project/10m0$Build-2</meta:generator>
    <meta:document-statistic meta:object-count="33"/>
  </office:meta>
</office:document-meta>
</file>